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6.9382in"/>
    </style:style>
    <style:style style:name="co5" style:family="table-column">
      <style:table-column-properties fo:break-before="auto" style:column-width="1.648in"/>
    </style:style>
    <style:style style:name="co6" style:family="table-column">
      <style:table-column-properties fo:break-before="auto" style:column-width="1.4984in"/>
    </style:style>
    <style:style style:name="co7" style:family="table-column">
      <style:table-column-properties fo:break-before="auto" style:column-width="2.4055in"/>
    </style:style>
    <style:style style:name="co9" style:family="table-column">
      <style:table-column-properties fo:break-before="auto" style:column-width="3.9972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2.5in"/>
    </style:style>
    <style:style style:name="co12" style:family="table-column">
      <style:table-column-properties fo:break-before="auto" style:column-width="10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5.1043in"/>
    </style:style>
    <style:style style:name="co15" style:family="table-column">
      <style:table-column-properties fo:break-before="auto" style:column-width="2.6681in"/>
    </style:style>
    <style:style style:name="co16" style:family="table-column">
      <style:table-column-properties fo:break-before="auto" style:column-width="3.8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History" table:style-name="ta1"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1" table:number-columns-repeated="16374" table:default-cell-style-name="ce1"/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Item 1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2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3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4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Comments</text:p>
          </table:table-cell>
          <table:table-cell table:number-columns-repeated="16374"/>
        </table:table-row>
        <table:table-row table:style-name="ro1">
          <table:table-cell table:style-name="Default" office:value-type="string" calcext:value-type="string">
            <text:p>&lt;2 years&gt;</text:p>
          </table:table-cell>
          <table:table-cell table:style-name="Default" table:number-columns-repeated="15"/>
          <table:table-cell table:number-columns-repeated="16368"/>
        </table:table-row>
        <table:table-row table:style-name="ro1">
          <table:table-cell table:style-name="ce5" office:value-type="date" office:date-value="2024-08-09" calcext:value-type="date">
            <text:p>08/09/24</text:p>
          </table:table-cell>
          <table:table-cell office:value-type="string" calcext:value-type="string">
            <text:p>Contagion (201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rcrash (1978)</text:p>
          </table:table-cell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08-16" calcext:value-type="date">
            <text:p>08/16/24</text:p>
          </table:table-cell>
          <table:table-cell office:value-type="string" calcext:value-type="string">
            <text:p>Rebel Moon Part Two (202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S9 House of Quark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16377"/>
        </table:table-row>
        <table:table-row table:style-name="ro1">
          <table:table-cell table:style-name="ce5" office:value-type="date" office:date-value="2024-08-23" calcext:value-type="date">
            <text:p>08/23/24</text:p>
          </table:table-cell>
          <table:table-cell office:value-type="string" calcext:value-type="string">
            <text:p>Minority Report (200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r (2015)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08-30" calcext:value-type="date">
            <text:p>08/30/24</text:p>
          </table:table-cell>
          <table:table-cell office:value-type="string" calcext:value-type="string">
            <text:p>Alita: Battle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S9 Past Tense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Past Tense Day!</text:p>
          </table:table-cell>
          <table:table-cell table:number-columns-repeated="16374"/>
        </table:table-row>
        <table:table-row table:style-name="ro1">
          <table:table-cell table:style-name="ce5" office:value-type="date" office:date-value="2024-09-06" calcext:value-type="date">
            <text:p>09/06/24</text:p>
          </table:table-cell>
          <table:table-cell office:value-type="string" calcext:value-type="string">
            <text:p>Borderlands (202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ost in the Shell (2017)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09-13" calcext:value-type="date">
            <text:p>09/13/24</text:p>
          </table:table-cell>
          <table:table-cell office:value-type="string" calcext:value-type="string">
            <text:p>Escape from New York (1981)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Safeworded out of Liquid Sky</text:p>
          </table:table-cell>
          <table:table-cell table:number-columns-repeated="16374"/>
        </table:table-row>
        <table:table-row table:style-name="ro1">
          <table:table-cell table:style-name="ce5" office:value-type="date" office:date-value="2024-09-20" calcext:value-type="date">
            <text:p>09/20/24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4-09-27" calcext:value-type="date">
            <text:p>09/27/24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4-10-04" calcext:value-type="date">
            <text:p>10/04/24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4-10-11" calcext:value-type="date">
            <text:p>10/11/24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4-10-18" calcext:value-type="date">
            <text:p>10/18/24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4-10-25" calcext:value-type="date">
            <text:p>10/25/24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4-11-01" calcext:value-type="date">
            <text:p>11/01/24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4-11-08" calcext:value-type="date">
            <text:p>11/08/24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4-11-15" calcext:value-type="date">
            <text:p>11/15/24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4-11-22" calcext:value-type="date">
            <text:p>11/22/24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4-11-29" calcext:value-type="date">
            <text:p>11/29/24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4-12-06" calcext:value-type="date">
            <text:p>12/06/24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4-12-13" calcext:value-type="date">
            <text:p>12/13/24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4-12-20" calcext:value-type="date">
            <text:p>12/20/24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4-12-27" calcext:value-type="date">
            <text:p>12/27/24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1-03" calcext:value-type="date">
            <text:p>01/03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1-10" calcext:value-type="date">
            <text:p>01/10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1-17" calcext:value-type="date">
            <text:p>01/17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1-24" calcext:value-type="date">
            <text:p>01/24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1-31" calcext:value-type="date">
            <text:p>01/31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2-07" calcext:value-type="date">
            <text:p>02/07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2-14" calcext:value-type="date">
            <text:p>02/14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2-21" calcext:value-type="date">
            <text:p>02/21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2-28" calcext:value-type="date">
            <text:p>02/28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3-07" calcext:value-type="date">
            <text:p>03/07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3-14" calcext:value-type="date">
            <text:p>03/14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3-21" calcext:value-type="date">
            <text:p>03/21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3-28" calcext:value-type="date">
            <text:p>03/28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4-04" calcext:value-type="date">
            <text:p>04/04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4-11" calcext:value-type="date">
            <text:p>04/11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4-18" calcext:value-type="date">
            <text:p>04/18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4-25" calcext:value-type="date">
            <text:p>04/25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02" calcext:value-type="date">
            <text:p>05/02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09" calcext:value-type="date">
            <text:p>05/09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16" calcext:value-type="date">
            <text:p>05/16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23" calcext:value-type="date">
            <text:p>05/23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30" calcext:value-type="date">
            <text:p>05/30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6-06" calcext:value-type="date">
            <text:p>06/06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6-13" calcext:value-type="date">
            <text:p>06/13/25</text:p>
          </table:table-cell>
          <table:table-cell table:number-columns-repeated="16383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uperlatives" table:style-name="ta1">
        <table:table-column table:style-name="co11" table:number-columns-repeated="16384" table:default-cell-style-name="Default"/>
        <table:table-row table:style-name="ro2">
          <table:table-cell office:value-type="string" calcext:value-type="string">
            <text:p>Bad Sci Fi Night Superlatives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<text:span text:style-name="T1">th</text:span>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1">th</text:span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Best Movie</text:p>
          </table:table-cell>
          <table:table-cell office:value-type="string" calcext:value-type="string">
            <text:p>The Matrix (1999)</text:p>
          </table:table-cell>
          <table:table-cell office:value-type="string" calcext:value-type="string">
            <text:p>Alien (1983)</text:p>
          </table:table-cell>
          <table:table-cell office:value-type="string" calcext:value-type="string">
            <text:p>Blade Runner (1982)</text:p>
          </table:table-cell>
          <table:table-cell office:value-type="string" calcext:value-type="string">
            <text:p>Dr. Strangelove (1964)</text:p>
          </table:table-cell>
          <table:table-cell office:value-type="string" calcext:value-type="string">
            <text:p>2001: A Space Odyssey (1969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orst Movie</text:p>
          </table:table-cell>
          <table:table-cell office:value-type="string" calcext:value-type="string">
            <text:p>Ready Player One (2018)</text:p>
          </table:table-cell>
          <table:table-cell/>
          <table:table-cell office:value-type="string" calcext:value-type="string">
            <text:p>Jumper (2008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ind</text:p>
          </table:table-cell>
          <table:table-cell office:value-type="string" calcext:value-type="string">
            <text:p>Memory Run (1995)</text:p>
          </table:table-cell>
          <table:table-cell office:value-type="string" calcext:value-type="string">
            <text:p>The Congress (2013)</text:p>
          </table:table-cell>
          <table:table-cell office:value-type="string" calcext:value-type="string">
            <text:p>Chuck E. Cheese in the Galaxy 5000</text:p>
          </table:table-cell>
          <table:table-cell office:value-type="string" calcext:value-type="string">
            <text:p>Dark City (1998)</text:p>
          </table:table-cell>
          <table:table-cell office:value-type="string" calcext:value-type="string">
            <text:p>Starcrash (1978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op</text:p>
          </table:table-cell>
          <table:table-cell office:value-type="string" calcext:value-type="string">
            <text:p>Battlefield Earth (2003)</text:p>
          </table:table-cell>
          <table:table-cell office:value-type="string" calcext:value-type="string">
            <text:p>Battleship (2012)</text:p>
          </table:table-cell>
          <table:table-cell office:value-type="string" calcext:value-type="string">
            <text:p>The Adventures of Pluto Nash (2002)</text:p>
          </table:table-cell>
          <table:table-cell office:value-type="string" calcext:value-type="string">
            <text:p>The Astronaut’s Wife (1999)</text:p>
          </table:table-cell>
          <table:table-cell/>
          <table:table-cell office:value-type="string" calcext:value-type="string">
            <text:p>Deepwater Horizon (2016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tire</text:p>
          </table:table-cell>
          <table:table-cell office:value-type="string" calcext:value-type="string">
            <text:p>Spaceballs (1987)</text:p>
          </table:table-cell>
          <table:table-cell office:value-type="string" calcext:value-type="string">
            <text:p>Galaxy Quest (1998)</text:p>
          </table:table-cell>
          <table:table-cell office:value-type="string" calcext:value-type="string">
            <text:p>Mars Attacks! (1996)</text:p>
          </table:table-cell>
          <table:table-cell office:value-type="string" calcext:value-type="string">
            <text:p>The Lost Skeleton of Cadavra (2001)</text:p>
          </table:table-cell>
          <table:table-cell office:value-type="string" calcext:value-type="string">
            <text:p>Dark Star (1974)</text:p>
          </table:table-cell>
          <table:table-cell office:value-type="string" calcext:value-type="string">
            <text:p>Starship Troopers (1997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-Bad-It’s-Good</text:p>
          </table:table-cell>
          <table:table-cell office:value-type="string" calcext:value-type="string">
            <text:p>Space Mutiny (198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w Budget</text:p>
          </table:table-cell>
          <table:table-cell office:value-type="string" calcext:value-type="string">
            <text:p>Primer (2004)</text:p>
          </table:table-cell>
          <table:table-cell office:value-type="string" calcext:value-type="string">
            <text:p>The Lost Skeleton of Cadavra (2001)</text:p>
          </table:table-cell>
          <table:table-cell office:value-type="string" calcext:value-type="string">
            <text:p>Dark Star (1974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est Sequel</text:p>
          </table:table-cell>
          <table:table-cell office:value-type="string" calcext:value-type="string">
            <text:p>Terminator 2: Judgment Day (1991)</text:p>
          </table:table-cell>
          <table:table-cell office:value-type="string" calcext:value-type="string">
            <text:p>Aliens (1986)</text:p>
          </table:table-cell>
          <table:table-cell office:value-type="string" calcext:value-type="string">
            <text:p>Airplane 2 (1982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orst Seque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st TV Show</text:p>
          </table:table-cell>
          <table:table-cell office:value-type="string" calcext:value-type="string">
            <text:p>Andor (2022)</text:p>
          </table:table-cell>
          <table:table-cell office:value-type="string" calcext:value-type="string">
            <text:p>Star Trek: Deep Space Nine (1993)</text:p>
          </table:table-cell>
          <table:table-cell office:value-type="string" calcext:value-type="string">
            <text:p>Star Trek: The Next Generation (1987)</text:p>
          </table:table-cell>
          <table:table-cell office:value-type="string" calcext:value-type="string">
            <text:p>Star Trek (1966)</text:p>
          </table:table-cell>
          <table:table-cell office:value-type="string" calcext:value-type="string">
            <text:p>The Expanse (2015)</text:p>
          </table:table-cell>
          <table:table-cell office:value-type="string" calcext:value-type="string">
            <text:p>The Twilight Zone (1959)</text:p>
          </table:table-cell>
          <table:table-cell office:value-type="string" calcext:value-type="string">
            <text:p>Battlestar Galactica (2004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Worst TV Show</text:p>
          </table:table-cell>
          <table:table-cell office:value-type="string" calcext:value-type="string">
            <text:p>Andromeda (2000)</text:p>
          </table:table-cell>
          <table:table-cell office:value-type="string" calcext:value-type="string">
            <text:p>Earth: Final Conflict (1997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What Did We Learn Here</text:p>
          </table:table-cell>
          <table:table-cell/>
          <table:table-cell office:value-type="string" calcext:value-type="string">
            <text:p>Rollerball (1975)</text:p>
          </table:table-cell>
          <table:table-cell office:value-type="string" calcext:value-type="string">
            <text:p>Screamers (1996)</text:p>
          </table:table-cell>
          <table:table-cell office:value-type="string" calcext:value-type="string">
            <text:p>Deepwater Horizon (2016)</text:p>
          </table:table-cell>
          <table:table-cell office:value-type="string" calcext:value-type="string">
            <text:p>C.H.U.D. (1984)</text:p>
          </table:table-cell>
          <table:table-cell office:value-type="string" calcext:value-type="string">
            <text:p>The Creator (2023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st Lesbian</text:p>
          </table:table-cell>
          <table:table-cell office:value-type="string" calcext:value-type="string">
            <text:p>Underwater (2020)</text:p>
          </table:table-cell>
          <table:table-cell office:value-type="string" calcext:value-type="string">
            <text:p>Alien (1983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issed Opportunity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Kung Fury (2015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ostmodern Regurgitation</text:p>
          </table:table-cell>
          <table:table-cell office:value-type="string" calcext:value-type="string">
            <text:p>Rebel Moon: Part One (2023)</text:p>
          </table:table-cell>
          <table:table-cell office:value-type="string" calcext:value-type="string">
            <text:p>Ghost in the Shell (2017)</text:p>
          </table:table-cell>
          <table:table-cell table:number-columns-repeated="16381"/>
        </table:table-row>
        <table:table-row table:style-name="ro2" table:number-rows-repeated="104855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atchlist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ovie Title</text:p>
          </table:table-cell>
          <table:table-cell office:value-type="string" calcext:value-type="string">
            <text:p>Year?</text:p>
          </table:table-cell>
          <table:table-cell office:value-type="string" calcext:value-type="string">
            <text:p>Recommendee</text:p>
          </table:table-cell>
          <table:table-cell office:value-type="string" calcext:value-type="string">
            <text:p>“Don’t watch it without me”</text:p>
          </table:table-cell>
        </table:table-row>
        <table:table-row table:style-name="ro1">
          <table:table-cell office:value-type="string" calcext:value-type="string">
            <text:p>starman 1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instorm 1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feforce (198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lockwork Orange (197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doz (197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an’s Run (197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rry to Bother You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o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siz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stenz (199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 Beyond The Stars (198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 of Tomorrow/Live Die Repeat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ageddon (199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Impact (199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utemen (200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ckstoppers 2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ttle superstorm (20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osts of Mars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owing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city of lost children 1995 (mi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icatessen 1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rteenth flo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ernal sunshine of the spotless m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amers: the haunting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hilation sequel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livion (2013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n 2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planet 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vity (2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ess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chmen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ylent green 1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Monke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sold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soldier the re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Truckers (199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Virus (199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genius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 of the lost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alth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 encounters of the third k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et (20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s 1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tliners 19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ost in the Shell (2017 fil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mors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mors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orrowland (201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olution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s Heaven 1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 Hero 6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cers III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r than 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ost in the shell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i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ight's of sid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line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lawnmower 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n Vasilovich Changes Profess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ris (197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. Horrible’s Sing Along B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iocra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 gord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 Sh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my mine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2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r (200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wars revenge of the si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ay the earth stood st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d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ard the du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 meta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suo the iron 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ape from new y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 of Etern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itan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rd science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year (202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member 2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P overlord (2020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hiladelphia experiment 2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Faction: Origins, 2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drawn at the memory bank (198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land Tales (2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ime machine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inel 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licant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1: A Space Travesty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malia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an Who Saved the World (1981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in Reaction (1996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quid sk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s Express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rella 1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aze runner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st in space (199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storm (201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athe (202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 wire (199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s of the Universe (198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 (198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ce Pirates (198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m Beyond (198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ntrap (198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breakers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aine Crabs from Outer Space (202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 Shadowchaser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m Wars: The Last Druid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I. Artificial Intelligence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 life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X-1138 (197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nie darko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host (2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abyss (198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scanner dark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g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drome 1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owpiercer (2013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 machina (2014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zilla 1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ker 1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ney I shrunk the kids (198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grade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gue of extraordinary gentlemen (200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crash (197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 conquered the world (195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be (1997) (horror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P.E.X.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mesis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destination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quiet earth (198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ent Running (197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-PAX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et of the apes (196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 10 from outer space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: Psycho Goreman (20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 to mars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esh gordon (1974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ren of men (2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g Commander (199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 The Beach (195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usicaä of the Valley of the Wind (198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 Days La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k77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s end (2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T. (198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nraker (197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or Things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ostman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Fury, 2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running man 1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 max 1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redator mov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Void War: Grey Horiz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 Are The Str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l Engines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ss 2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.i.p.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n4t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on seed (197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shed away (2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ne identity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e Zone (198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tland: The Film (2007 Ehlinger film) (YoutubeID: avMX-Zft7K4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masters (198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0: the year we make contact (198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s needs moms (201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astronaut's wife (199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adventures of pluto nash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sland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redder orpheus (198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doz (1974) 1h45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Beast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-Animator (198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tor Mordrid (1992) (MST3K version availabl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amagedd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Carter (20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wars the rise of skywal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rything everywhere all at o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omeda strain</text:p>
          </table:table-cell>
          <table:table-cell table:number-columns-repeated="3"/>
        </table:table-row>
      </table:table>
      <table:table table:name="Shows" table:style-name="ta1">
        <table:table-column table:style-name="co9" table:default-cell-style-name="Default"/>
        <table:table-row table:style-name="ro1">
          <table:table-cell office:value-type="string" calcext:value-type="string">
            <text:p>DS9</text:p>
          </table:table-cell>
        </table:table-row>
        <table:table-row table:style-name="ro1">
          <table:table-cell office:value-type="string" calcext:value-type="string">
            <text:p>TNG</text:p>
          </table:table-cell>
        </table:table-row>
        <table:table-row table:style-name="ro1">
          <table:table-cell office:value-type="string" calcext:value-type="string">
            <text:p>TOS</text:p>
          </table:table-cell>
        </table:table-row>
        <table:table-row table:style-name="ro1"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X Files</text:p>
          </table:table-cell>
        </table:table-row>
        <table:table-row table:style-name="ro1">
          <table:table-cell office:value-type="string" calcext:value-type="string">
            <text:p>Twilight Zone</text:p>
          </table:table-cell>
        </table:table-row>
        <table:table-row table:style-name="ro1">
          <table:table-cell office:value-type="string" calcext:value-type="string">
            <text:p>Red Dwarf</text:p>
          </table:table-cell>
        </table:table-row>
      </table:table>
      <table:table table:name="drinking game rul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regular conditions</text:p>
          </table:table-cell>
          <table:table-cell office:value-type="string" calcext:value-type="string">
            <text:p>movie openers</text:p>
          </table:table-cell>
          <table:table-cell office:value-type="string" calcext:value-type="string">
            <text:p>cavea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lhelm scream</text:p>
          </table:table-cell>
          <table:table-cell office:value-type="string" calcext:value-type="string">
            <text:p>with spaceship</text:p>
          </table:table-cell>
          <table:table-cell office:value-type="string" calcext:value-type="string">
            <text:p>3x per movie max</text:p>
          </table:table-cell>
        </table:table-row>
        <table:table-row table:style-name="ro1">
          <table:table-cell office:value-type="string" calcext:value-type="string">
            <text:p>uncomfortable slur</text:p>
          </table:table-cell>
          <table:table-cell office:value-type="string" calcext:value-type="string">
            <text:p>star wars text scroll</text:p>
          </table:table-cell>
          <table:table-cell office:value-type="string" calcext:value-type="string">
            <text:p>cannot consecutively trigger</text:p>
          </table:table-cell>
        </table:table-row>
        <table:table-row table:style-name="ro1">
          <table:table-cell office:value-type="string" calcext:value-type="string">
            <text:p>gender swap</text:p>
          </table:table-cell>
          <table:table-cell/>
          <table:table-cell office:value-type="string" calcext:value-type="string">
            <text:p>dialogue is once-per-scene</text:p>
          </table:table-cell>
        </table:table-row>
        <table:table-row table:style-name="ro1">
          <table:table-cell office:value-type="string" calcext:value-type="string">
            <text:p>human is actually rob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es open after zoom-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mtrooper a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nucular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le dr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quantum” technobab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 vis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that’s a go/lf cart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ole spa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reverse the polarity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e outside of spaceship for sc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take a look at this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ar fight sc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n diagra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es with non-red blood introdu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ple suns/moons vis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it’s...Earth!?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ic nosebl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The Resistance(tm)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Credits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agonists british/fre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e s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oon/cant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t re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dfather paradox expla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y-worlds theory expla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mh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ampunk mono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f-destruct countd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bril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ing the door with the guard’s b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veillance v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ty-mile zon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l bai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n largely unused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Watchlist.D42:Watchlist.D4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/00/0000</text:date>, <text:time style:data-style-name="N2" text:time-value="23:05:28.4581298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23:35:07.834040676</meta:creation-date>
    <meta:editing-duration>P1DT22H44M35S</meta:editing-duration>
    <meta:editing-cycles>17</meta:editing-cycles>
    <meta:generator>LibreOffice/24.8.0.3$Linux_X86_64 LibreOffice_project/480$Build-3</meta:generator>
    <dc:date>2024-09-17T23:10:58.359862030</dc:date>
    <meta:document-statistic meta:table-count="5" meta:cell-count="396" meta:object-count="0"/>
  </office:meta>
</office:document-meta>
</file>